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f38" officeooo:paragraph-rsid="00018f38"/>
    </style:style>
    <style:style style:name="P2" style:family="paragraph" style:parent-style-name="Standard">
      <style:text-properties officeooo:rsid="00018f38" officeooo:paragraph-rsid="00018f38"/>
    </style:style>
    <style:style style:name="P3" style:family="paragraph" style:parent-style-name="Standard">
      <style:text-properties officeooo:rsid="00039221" officeooo:paragraph-rsid="00039221"/>
    </style:style>
    <style:style style:name="P4" style:family="paragraph" style:parent-style-name="Standard">
      <style:text-properties officeooo:rsid="0003feec" officeooo:paragraph-rsid="0003f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ssendiagramm:</text:p>
      <text:p text:style-name="P1">Übergeordnete Klasse und untergeordnete Klasse über Pfeile beziehungen </text:p>
      <text:p text:style-name="P1"/>
      <text:p text:style-name="P1">Objektdiagramm:</text:p>
      <text:p text:style-name="P1">Momentaufnahme zur Laufzeit, Auflistung der Attribute, in welcher Beziehung sie zueinander stehen</text:p>
      <text:p text:style-name="P1"/>
      <text:p text:style-name="P1">Klassenhierchie:</text:p>
      <text:p text:style-name="P1">Menge von Klassen deren Elemente durch die Relation und durch die Spezialisierung und die Generalisierung miteinander in Beziehung sind. Die Basisklasse ist eine <text:s/>durch Spezialisierung abgeleitete Klasse gebildet.</text:p>
      <text:p text:style-name="P1"/>
      <text:p text:style-name="P3">Nicht virtuell:</text:p>
      <text:p text:style-name="P3">Create Shape</text:p>
      <text:p text:style-name="P3">Create Sphere</text:p>
      <text:p text:style-name="P3">Create Shape</text:p>
      <text:p text:style-name="P3">Create Sphere</text:p>
      <text:p text:style-name="P3">sphere0</text:p>
      <text:p text:style-name="P3">(255,0,0)</text:p>
      <text:p text:style-name="P3">Center 0, 0, 0 <text:s/>Radius: 1.2.sphere1</text:p>
      <text:p text:style-name="P3">(255,0,0)</text:p>
      <text:p text:style-name="P3">Center 0, 0, 0 <text:s/>Radius: 1.2.Delete Sphere</text:p>
      <text:p text:style-name="P3">Delete Shape</text:p>
      <text:p text:style-name="P3">Delete Shape</text:p>
      <text:p text:style-name="P3"/>
      <text:p text:style-name="P4">virtual:</text:p>
      <text:p text:style-name="P4">Create Shape</text:p>
      <text:p text:style-name="P4">Create Sphere</text:p>
      <text:p text:style-name="P4">Create Shape</text:p>
      <text:p text:style-name="P4">Create Sphere</text:p>
      <text:p text:style-name="P4">sphere0</text:p>
      <text:p text:style-name="P4">(255,0,0)</text:p>
      <text:p text:style-name="P4">Center 0, 0, 0 <text:s/>Radius: 1.2.sphere1</text:p>
      <text:p text:style-name="P4">(255,0,0)</text:p>
      <text:p text:style-name="P4">Center 0, 0, 0 <text:s/>Radius: 1.2.Delete Sphere</text:p>
      <text:p text:style-name="P4">Delete Shape</text:p>
      <text:p text:style-name="P4">Delete Sphere</text:p>
      <text:p text:style-name="P4">Delete Sha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2:32:06.966308900</meta:creation-date>
    <dc:date>2016-06-20T15:20:30.273047198</dc:date>
    <meta:editing-duration>PT8M34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31" meta:word-count="112" meta:character-count="814" meta:non-whitespace-character-count="727"/>
  </office:meta>
</office:document-meta>
</file>